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betan Machine Uni" svg:font-family="'Tibetan Machine Uni'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8d038"/>
    </style:style>
    <style:style style:name="P2" style:family="paragraph" style:parent-style-name="Standard">
      <style:paragraph-properties fo:text-align="justify" style:justify-single-word="false"/>
      <style:text-properties style:font-name="Liberation Sans" fo:font-size="16pt" officeooo:rsid="0018d038" officeooo:paragraph-rsid="0018d038" style:font-size-asian="16pt" style:font-size-complex="16pt"/>
    </style:style>
    <style:style style:name="T1" style:family="text">
      <style:text-properties officeooo:rsid="0018d038"/>
    </style:style>
    <style:style style:name="T2" style:family="text">
      <style:text-properties style:font-name="Tibetan Machine Uni"/>
    </style:style>
    <style:style style:name="T3" style:family="text">
      <style:text-properties style:font-name="Liberation Sans"/>
    </style:style>
    <style:style style:name="T4" style:family="text">
      <style:text-properties style:font-name="Liberation Sans" fo:font-size="16pt" style:font-size-asian="16pt" style:font-size-complex="16pt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Ejercicio 1:</text:p>
      <text:p text:style-name="P2"/>
      <text:p text:style-name="P2"><text:s text:c="4"/>Introduce un número: <text:s/>20</text:p>
      <text:p text:style-name="P2"><text:s text:c="4"/>Error, intentalo otra vez (1-10): 0</text:p>
      <text:p text:style-name="P2"><text:s text:c="4"/>Error, intentalo otra vez (1-10): 5</text:p>
      <text:p text:style-name="P2"><text:s text:c="4"/>Correcto</text:p>
      <text:p text:style-name="P2"/>
      <text:p text:style-name="P2">-Ejercicio 2:</text:p>
      <text:p text:style-name="P2"/>
      <text:p text:style-name="P1"><text:span text:style-name="Source_20_Text"><text:span text:style-name="T4"><text:s text:c="4"/>Introduce un número: 4</text:span></text:span></text:p>
      <text:p text:style-name="P1"><text:span text:style-name="Source_20_Text"><text:span text:style-name="T4"><text:s text:c="4"/>Introduce otro: 8</text:span></text:span></text:p>
      <text:p text:style-name="P1"><text:span text:style-name="Source_20_Text"><text:span text:style-name="T4"><text:s text:c="4"/>4-5-6-7-8</text:span></text:span></text:p>
      <text:p text:style-name="P1"><text:span text:style-name="Source_20_Text"><text:span text:style-name="T4"/></text:span></text:p>
      <text:p text:style-name="P1"><text:span text:style-name="Source_20_Text"><text:span text:style-name="T4"><text:s text:c="4"/>Introduce un número: 12</text:span></text:span></text:p>
      <text:p text:style-name="P1"><text:span text:style-name="Source_20_Text"><text:span text:style-name="T4"><text:s text:c="4"/>Introduce otro: 3</text:span></text:span></text:p>
      <text:p text:style-name="P1"><text:span text:style-name="Source_20_Text"><text:span text:style-name="T4"><text:s text:c="4"/>3-4-5-6-7-8-9-10-11-12</text:span></text:span></text:p>
      <text:p text:style-name="P2"/>
      <text:p text:style-name="P2">-Ejercicio 3:</text:p>
      <text:p text:style-name="P2"><text:s text:c="4"/>Dame 3 números:</text:p>
      <text:p text:style-name="P2"><text:s text:c="4"/>14</text:p>
      <text:p text:style-name="P2"><text:s text:c="4"/>7</text:p>
      <text:p text:style-name="P2"><text:s text:c="4"/>10</text:p>
      <text:p text:style-name="P2"><text:s text:c="4"/>Tus números son 7 10 14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betan Machine Uni" svg:font-family="'Tibetan Machine Uni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21:28:23.705973071</meta:creation-date>
    <dc:date>2023-09-21T21:37:39.118923969</dc:date>
    <meta:editing-duration>PT9M15S</meta:editing-duration>
    <meta:editing-cycles>1</meta:editing-cycles>
    <meta:document-statistic meta:table-count="0" meta:image-count="0" meta:object-count="0" meta:page-count="1" meta:paragraph-count="18" meta:word-count="51" meta:character-count="354" meta:non-whitespace-character-count="260"/>
    <meta:generator>LibreOffice/7.3.7.2$Linux_X86_64 LibreOffice_project/30$Build-2</meta:generator>
  </office:meta>
</office:document-meta>
</file>